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1BF000001A50CB6017F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1.361cm" svg:height="10.7cm" svg:x="4.4cm" svg:y="0cm">
          <draw:image xlink:href="Pictures/10000000000001BF000001A50CB6017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6T11:55:07.364000000</meta:creation-date>
    <dc:date>2015-03-26T17:15:36.835000000</dc:date>
    <meta:editing-duration>PT4M53S</meta:editing-duration>
    <meta:editing-cycles>3</meta:editing-cycles>
    <meta:generator>LibreOffice/4.3.2.2$Windows_x86 LibreOffice_project/edfb5295ba211bd31ad47d0bad0118690f76407d</meta:generator>
    <meta:document-statistic meta:object-count="1"/>
  </office:meta>
</office:document-meta>
</file>